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4.00pt" fo:font-weight="normal" fo:font-family="Calibri" style:font-family-asian="Calibri" style:font-family-complex="Calibri" fo:background-color="transparent" style:use-window-font-color="true"/>
    </style:style>
    <style:style style:name="T3" style:family="text">
      <style:text-properties fo:font-size="11.00pt" fo:font-weight="normal" fo:font-family="'MS Mincho'" style:font-family-asian="'MS Mincho'" style:font-family-complex="'MS Mincho'"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1.00pt" fo:font-weight="normal" fo:font-family="'MS Mincho'" style:font-family-asian="'MS Mincho'" style:font-family-complex="'MS Mincho'"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1.00pt" fo:font-weight="normal" fo:font-family="'MS Mincho'" style:font-family-asian="'MS Mincho'" style:font-family-complex="'MS Mincho'"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1.00pt" fo:font-weight="normal" fo:font-family="'MS Mincho'" style:font-family-asian="'MS Mincho'" style:font-family-complex="'MS Mincho'" fo:background-color="transparent" style:use-window-font-color="true"/>
    </style:style>
    <style:style style:name="P1" style:family="paragraph">
      <style:paragraph-properties fo:line-height="100.00%" fo:text-align="left" fo:margin-bottom="10.00pt"/>
    </style:style>
    <style:style style:name="P2" style:family="paragraph">
      <style:paragraph-properties fo:line-height="100.00%" fo:text-align="center" fo:margin-bottom="10.00pt"/>
    </style:style>
    <style:style style:name="P3" style:family="paragraph">
      <style:paragraph-properties fo:line-height="100.00%" fo:text-align="left" fo:margin-bottom="10.00pt"/>
    </style:style>
    <style:style style:name="P4" style:family="paragraph">
      <style:paragraph-properties fo:line-height="100.00%" fo:text-align="center" fo:margin-bottom="10.00pt"/>
    </style:style>
    <style:style style:name="P5" style:family="paragraph">
      <style:paragraph-properties fo:line-height="100.00%" fo:text-align="left" fo:margin-bottom="10.00pt"/>
    </style:style>
    <style:style style:name="P6" style:family="paragraph">
      <style:paragraph-properties fo:line-height="100.00%" fo:text-align="center"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office:automatic-styles>
  <office:body>
    <office:text>
      <text:p text:style-name="P1"><text:span text:style-name="T1">Problem Set 4: </text:span></text:p>
      <text:p text:style-name="P1"><text:span text:style-name="T1">Simulating the Spread of Disease and Bacteria Population Dynamics</text:span></text:p>
      <text:p text:style-name="P1"><text:span text:style-name="T2">[random seed = 0]</text:span></text:p>
      <text:p text:style-name="P1"><text:span text:style-name="T2">Problem 2: Running and Analyzing a Simple Simulation </text:span></text:p>
      <text:p text:style-name="P1"><text:span text:style-name="T2">(No Antibiotic Treatment)</text:span><draw:frame text:anchor-type="as-char" svg:width="146.58mm" svg:height="110.07mm" style:rel-width="scale" style:rel-height="scale"><draw:object-ole xlink:href="OleObj1"/><draw:image xlink:href="ObjectReplacements/OleObj1"/></draw:frame><text:span text:style-name="T2"/></text:p>
      <text:p text:style-name="P1"><text:span text:style-name="T2">Problem 3: Calculating a Confidence Interval</text:span></text:p>
      <text:p text:style-name="P2"><text:span text:style-name="T2">95% confidence interval: 759.540 +/- 4.213</text:span></text:p>
      <text:p text:style-name="P3"><text:span text:style-name="T3"/></text:p>
      <text:p text:style-name="P3"><text:span text:style-name="T4">Problem 5: Running and Analyzing a Simulation with an Antibiotic</text:span></text:p>
      <text:p text:style-name="P3"><text:span text:style-name="T4">Simulation A:</text:span></text:p>
      <text:p text:style-name="P3"><draw:frame text:anchor-type="as-char" svg:width="146.58mm" svg:height="110.07mm" style:rel-width="scale" style:rel-height="scale"><draw:object-ole xlink:href="OleObj2"/><draw:image xlink:href="ObjectReplacements/OleObj2"/></draw:frame><text:span text:style-name="T5"/></text:p>
      <text:p text:style-name="P4"><text:span text:style-name="T6">95% confidence interval: 200.580 +/- 7.686</text:span></text:p>
      <text:p text:style-name="P5"><text:span text:style-name="T6">Simulation B:</text:span></text:p>
      <text:p text:style-name="P5"><draw:frame text:anchor-type="as-char" svg:width="146.58mm" svg:height="110.07mm" style:rel-width="scale" style:rel-height="scale"><draw:object-ole xlink:href="OleObj3"/><draw:image xlink:href="ObjectReplacements/OleObj3"/></draw:frame><text:span text:style-name="T7"/></text:p>
      <text:p text:style-name="P6"><text:span text:style-name="T8">95% confidence interval: 0.100 +/- 0.194</text:span></text:p>
      <text:p text:style-name="P7"><text:span text:style-name="T8">Problem 6: Write-up</text:span></text:p>
      <text:p text:style-name="P7"><text:span text:style-name="T8">1. What happens to the total population before introducing the antibiotic?</text:span></text:p>
      <text:p text:style-name="P7"><text:span text:style-name="T8"><text:tab/>In simulation A, the average total population escalates quickly, then reaches its peak and plateaus at a high level (around 820 to 840) at timestep 90<text:s text:c="2"/>until the introduction of the antibiotic. However, in simulation B, the average population first has a little increase, followed by a steep drop back to the starting position. This can be explained by the birth rate of bacteria B is much lower than that of A (A: 0.3, B: 0.17) while having the same death rate (0.2).<text:s text:c="2"/></text:span></text:p>
      <text:p text:style-name="P7"><text:span text:style-name="T8">2. What happens to the resistant bacteria population before introducing the antibiotic?</text:span></text:p>
      <text:p text:style-name="P7"><text:span text:style-name="T8"><text:tab/>In both simulations, their resistant bacteria populations follow a 'first-rise-then-drop' trend. However, as bacteria in simulation A has a higher birth rate, it reaches a higher peak than bacteria in simulation B.</text:span></text:p>
      <text:p text:style-name="P7"><text:span text:style-name="T8">3. What happens to the total population after introducing the antibiotic?</text:span></text:p>
      <text:p text:style-name="P7"><text:span text:style-name="T8"><text:tab/>In both simulations, as the antibiotic is introduced, their total populations plunge sharply and overlap with the population of antibiotic resistant bacteria population, which shows that all bacteria with no resistant to antibiotic vanish.</text:span></text:p>
      <text:p text:style-name="P7"><text:span text:style-name="T8">4. What happens to the resistant bacteria population after introducing the antibiotic?</text:span></text:p>
      <text:p text:style-name="P7"><text:span text:style-name="T8"><text:tab/>The resistant bacteria population after introducing the antibiotic act differently in simulation A and B. In A, since the natural birth rate is higher than its natural death rate, it rises gradually and fluctuates around 200. On the contrary, as the birth rate is lower than the death rate, the resistant bacteria population continues to decline gradually and reach zero at around 250 timestep.</text:span></text:p>
      <text:p text:style-name="P7"><text:span text:style-name="T8"/></text:p>
      <text:p text:style-name="P7"><text:span text:style-name="T9"/></text:p>
      <text:p text:style-name="P7"><text:span text:style-name="T9"/></text:p>
      <text:p text:style-name="P8"><text:span text:style-name="T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